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requency &amp; config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1N34A:output</text:p>
          </table:table-cell>
          <table:table-cell office:value-type="string" calcext:value-type="string">
            <text:p>SB160:outpu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20 Hz</text:p>
            <text:p>Time step: 1m</text:p>
            <text:p>Final time: 5</text:p>
            <text:p>Initial time: 4.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140 pVp <text:s/>(-200 p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3 mVp <text:s/>(-9,3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.0 mVp <text:s/>(-16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.7 mVp <text:s/>(-19.5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office:value-type="string" calcext:value-type="string">
            <text:p>17,7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office:value-type="string" calcext:value-type="string">
            <text:p>16.7 mVp <text:s/>(-1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office:value-type="string" calcext:value-type="string">
            <text:p>14,7 mVp <text:s/>(-17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5 V</text:p>
          </table:table-cell>
          <table:table-cell office:value-type="string" calcext:value-type="string">
            <text:p>13,1 mVp <text:s/>(-15 mVp)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0 KHz</text:p>
            <text:p>Time step: 1m</text:p>
            <text:p>Final time: 5</text:p>
            <text:p>Initial time: 4.999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10 pVp <text:s/>(-220 p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0 mVp <text:s/>(-8,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.0 mVp <text:s/>(-16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.7 mVp <text:s/>(-19.5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office:value-type="string" calcext:value-type="string">
            <text:p>17,7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office:value-type="string" calcext:value-type="string">
            <text:p>16.7 mVp <text:s/>(-1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office:value-type="string" calcext:value-type="string">
            <text:p>14,7 mVp <text:s/>(-17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5 V</text:p>
          </table:table-cell>
          <table:table-cell office:value-type="string" calcext:value-type="string">
            <text:p>13,1 mVp <text:s/>(-15 mVp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20:39:48.0899057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0:25:00.223325773</meta:creation-date>
    <meta:generator>LibreOffice/5.1.6.2$Linux_X86_64 LibreOffice_project/10m0$Build-2</meta:generator>
    <dc:date>2019-01-14T00:33:32.233871006</dc:date>
    <meta:editing-duration>PT42M29S</meta:editing-duration>
    <meta:editing-cycles>7</meta:editing-cycles>
    <meta:document-statistic meta:table-count="1" meta:cell-count="42" meta:object-count="0"/>
  </office:meta>
</office:document-meta>
</file>